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0"/>
    <style:style style:name="gr1" style:family="graphic">
      <style:graphic-properties draw:ole-draw-aspect="1"/>
    </style:style>
  </office:automatic-styles>
  <office:body>
    <office:spreadsheet>
      <table:table table:name="voltage" table:style-name="ta1">
        <table:shapes>
          <draw:frame draw:z-index="0" draw:style-name="gr1" svg:width="16.002cm" svg:height="8.99cm" svg:x="2.42cm" svg:y="6.003cm">
            <draw:object draw:notify-on-update-of-ranges="voltage.C1:voltage.C1 voltage.C2:voltage.C6 voltage.G1:voltage.G1 voltage.G2:voltage.G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2"/>
        <table:table-column table:style-name="co3" table:number-columns-repeated="7" table:default-cell-style-name="Default"/>
        <table:table-row table:style-name="ro1">
          <table:table-cell office:value-type="string">
            <text:p>Supply Voltage (PSU)</text:p>
          </table:table-cell>
          <table:table-cell office:value-type="string">
            <text:p>Supply voltage (Meter)</text:p>
          </table:table-cell>
          <table:table-cell office:value-type="string">
            <text:p>Avg</text:p>
          </table:table-cell>
          <table:table-cell office:value-type="string">
            <text:p>Reading 1</text:p>
          </table:table-cell>
          <table:table-cell office:value-type="string">
            <text:p>Reading 2</text:p>
          </table:table-cell>
          <table:table-cell office:value-type="string">
            <text:p>Reading 3</text:p>
          </table:table-cell>
          <table:table-cell office:value-type="string">
            <text:p>Avg</text:p>
          </table:table-cell>
          <table:table-cell office:value-type="string">
            <text:p>Bangap ref</text:p>
          </table:table-cell>
          <table:table-cell table:number-columns-repeated="2"/>
          <table:table-cell office:value-type="string">
            <text:p>Calculated Vcc</text:p>
          </table:table-cell>
          <table:table-cell office:value-type="string">
            <text:p>Error</text:p>
          </table:table-cell>
          <table:table-cell office:value-type="string">
            <text:p>Integer calc</text:p>
          </table:table-cell>
          <table:table-cell office:value-type="string">
            <text:p>Error</text:p>
          </table:table-cell>
          <table:table-cell office:value-type="string">
            <text:p>Integer calc 2</text:p>
          </table:table-cell>
          <table:table-cell office:value-type="string">
            <text:p>Error</text:p>
          </table:table-cell>
          <table:table-cell office:value-type="string">
            <text:p>Integer calc 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98">
            <text:p>4.98</text:p>
          </table:table-cell>
          <table:table-cell table:formula="of:=([.A2]+[.B2])/2" office:value-type="float" office:value="4.99">
            <text:p>4.99</text:p>
          </table:table-cell>
          <table:table-cell table:number-columns-repeated="3" office:value-type="float" office:value="220">
            <text:p>220</text:p>
          </table:table-cell>
          <table:table-cell table:formula="of:=FLOOR(AVERAGE([.D2:.F2]);1)" office:value-type="float" office:value="220">
            <text:p>220</text:p>
          </table:table-cell>
          <table:table-cell table:formula="of:=([.G2]*[.C2])/1024" office:value-type="float" office:value="1.0720703125">
            <text:p>1.0720703125</text:p>
          </table:table-cell>
          <table:table-cell table:number-columns-repeated="2"/>
          <table:table-cell table:formula="of:=[.$I$10]/[.G2]" office:value-type="float" office:value="5.07272727272727">
            <text:p>5.073</text:p>
          </table:table-cell>
          <table:table-cell table:style-name="ce1" table:formula="of:=[.C2]-[.K2]" office:value-type="float" office:value="-0.0827272727272721">
            <text:p>-0.08</text:p>
          </table:table-cell>
          <table:table-cell table:formula="of:=FLOOR([.$K$10]/FLOOR([.G2]/4;1);1)" office:value-type="float" office:value="5250">
            <text:p>5250</text:p>
          </table:table-cell>
          <table:table-cell table:formula="of:=1000*[.C2]-[.M2]" office:value-type="float" office:value="-260">
            <text:p>-260</text:p>
          </table:table-cell>
          <table:table-cell table:formula="of:=4*FLOOR([.$K$10]/[.G2];1)" office:value-type="float" office:value="5248">
            <text:p>5248</text:p>
          </table:table-cell>
          <table:table-cell table:formula="of:=[.C2]*1000-[.O2]" office:value-type="float" office:value="-258">
            <text:p>-258</text:p>
          </table:table-cell>
          <table:table-cell table:formula="of:=FLOOR([.$J$10]/[.G2];1)" office:value-type="float" office:value="5250">
            <text:p>5250</text:p>
          </table:table-cell>
          <table:table-cell table:formula="of:=[.C2]*1000-[.Q2]" office:value-type="float" office:value="-260">
            <text:p>-260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4.48">
            <text:p>4.48</text:p>
          </table:table-cell>
          <table:table-cell table:formula="of:=([.A3]+[.B3])/2" office:value-type="float" office:value="4.49">
            <text:p>4.49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7">
            <text:p>247</text:p>
          </table:table-cell>
          <table:table-cell office:value-type="float" office:value="389">
            <text:p>389</text:p>
          </table:table-cell>
          <table:table-cell table:formula="of:=([.G3]*[.C3])/1024" office:value-type="float" office:value="1.705673828125">
            <text:p>1.7056738281</text:p>
          </table:table-cell>
          <table:table-cell table:number-columns-repeated="2"/>
          <table:table-cell table:formula="of:=[.$I$10]/[.G3]" office:value-type="float" office:value="2.86889460154242">
            <text:p>2.869</text:p>
          </table:table-cell>
          <table:table-cell table:style-name="ce1" table:formula="of:=[.C3]-[.K3]" office:value-type="float" office:value="1.62110539845758">
            <text:p>1.62</text:p>
          </table:table-cell>
          <table:table-cell table:formula="of:=FLOOR([.$K$10]/FLOOR([.G3]/4;1);1)" office:value-type="float" office:value="2976">
            <text:p>2976</text:p>
          </table:table-cell>
          <table:table-cell table:formula="of:=1000*[.C3]-[.M3]" office:value-type="float" office:value="1514">
            <text:p>1514</text:p>
          </table:table-cell>
          <table:table-cell table:formula="of:=4*FLOOR([.$K$10]/[.G3];1)" office:value-type="float" office:value="2968">
            <text:p>2968</text:p>
          </table:table-cell>
          <table:table-cell table:formula="of:=[.C3]*1000-[.O3]" office:value-type="float" office:value="1522">
            <text:p>1522</text:p>
          </table:table-cell>
          <table:table-cell table:formula="of:=FLOOR([.$J$10]/[.G3];1)" office:value-type="float" office:value="2969">
            <text:p>2969</text:p>
          </table:table-cell>
          <table:table-cell table:formula="of:=[.C3]*1000-[.Q3]" office:value-type="float" office:value="1521">
            <text:p>152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98">
            <text:p>3.98</text:p>
          </table:table-cell>
          <table:table-cell table:formula="of:=([.A4]+[.B4])/2" office:value-type="float" office:value="3.99">
            <text:p>3.99</text:p>
          </table:table-cell>
          <table:table-cell table:number-columns-repeated="3" office:value-type="float" office:value="281">
            <text:p>281</text:p>
          </table:table-cell>
          <table:table-cell table:formula="of:=FLOOR(AVERAGE([.D4:.F4]);1)" office:value-type="float" office:value="281">
            <text:p>281</text:p>
          </table:table-cell>
          <table:table-cell table:formula="of:=([.G4]*[.C4])/1024" office:value-type="float" office:value="1.094912109375">
            <text:p>1.0949121094</text:p>
          </table:table-cell>
          <table:table-cell table:number-columns-repeated="2"/>
          <table:table-cell table:formula="of:=[.$I$10]/[.G4]" office:value-type="float" office:value="3.97153024911032">
            <text:p>3.972</text:p>
          </table:table-cell>
          <table:table-cell table:style-name="ce1" table:formula="of:=[.C4]-[.K4]" office:value-type="float" office:value="0.0184697508896798">
            <text:p>0.02</text:p>
          </table:table-cell>
          <table:table-cell table:formula="of:=FLOOR([.$K$10]/FLOOR([.G4]/4;1);1)" office:value-type="float" office:value="4125">
            <text:p>4125</text:p>
          </table:table-cell>
          <table:table-cell table:formula="of:=1000*[.C4]-[.M4]" office:value-type="float" office:value="-135">
            <text:p>-135</text:p>
          </table:table-cell>
          <table:table-cell table:formula="of:=4*FLOOR([.$K$10]/[.G4];1)" office:value-type="float" office:value="4108">
            <text:p>4108</text:p>
          </table:table-cell>
          <table:table-cell table:formula="of:=[.C4]*1000-[.O4]" office:value-type="float" office:value="-118">
            <text:p>-118</text:p>
          </table:table-cell>
          <table:table-cell table:formula="of:=FLOOR([.$J$10]/[.G4];1)" office:value-type="float" office:value="4110">
            <text:p>4110</text:p>
          </table:table-cell>
          <table:table-cell table:formula="of:=[.C4]*1000-[.Q4]" office:value-type="float" office:value="-120">
            <text:p>-120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3.48">
            <text:p>3.48</text:p>
          </table:table-cell>
          <table:table-cell table:formula="of:=([.A5]+[.B5])/2" office:value-type="float" office:value="3.49">
            <text:p>3.49</text:p>
          </table:table-cell>
          <table:table-cell table:number-columns-repeated="3" office:value-type="float" office:value="323">
            <text:p>323</text:p>
          </table:table-cell>
          <table:table-cell table:formula="of:=FLOOR(AVERAGE([.D5:.F5]);1)" office:value-type="float" office:value="323">
            <text:p>323</text:p>
          </table:table-cell>
          <table:table-cell table:formula="of:=([.G5]*[.C5])/1024" office:value-type="float" office:value="1.100849609375">
            <text:p>1.1008496094</text:p>
          </table:table-cell>
          <table:table-cell table:number-columns-repeated="2"/>
          <table:table-cell table:formula="of:=[.$I$10]/[.G5]" office:value-type="float" office:value="3.45510835913313">
            <text:p>3.455</text:p>
          </table:table-cell>
          <table:table-cell table:style-name="ce1" table:formula="of:=[.C5]-[.K5]" office:value-type="float" office:value="0.0348916408668734">
            <text:p>0.03</text:p>
          </table:table-cell>
          <table:table-cell table:formula="of:=FLOOR([.$K$10]/FLOOR([.G5]/4;1);1)" office:value-type="float" office:value="3609">
            <text:p>3609</text:p>
          </table:table-cell>
          <table:table-cell table:formula="of:=1000*[.C5]-[.M5]" office:value-type="float" office:value="-119">
            <text:p>-119</text:p>
          </table:table-cell>
          <table:table-cell table:formula="of:=4*FLOOR([.$K$10]/[.G5];1)" office:value-type="float" office:value="3572">
            <text:p>3572</text:p>
          </table:table-cell>
          <table:table-cell table:formula="of:=[.C5]*1000-[.O5]" office:value-type="float" office:value="-82">
            <text:p>-82</text:p>
          </table:table-cell>
          <table:table-cell table:formula="of:=FLOOR([.$J$10]/[.G5];1)" office:value-type="float" office:value="3575">
            <text:p>3575</text:p>
          </table:table-cell>
          <table:table-cell table:formula="of:=[.C5]*1000-[.Q5]" office:value-type="float" office:value="-85">
            <text:p>-8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97">
            <text:p>2.97</text:p>
          </table:table-cell>
          <table:table-cell table:formula="of:=([.A6]+[.B6])/2" office:value-type="float" office:value="2.985">
            <text:p>2.985</text:p>
          </table:table-cell>
          <table:table-cell table:number-columns-repeated="3" office:value-type="float" office:value="383">
            <text:p>383</text:p>
          </table:table-cell>
          <table:table-cell table:formula="of:=FLOOR(AVERAGE([.D6:.F6]);1)" office:value-type="float" office:value="383">
            <text:p>383</text:p>
          </table:table-cell>
          <table:table-cell table:formula="of:=([.G6]*[.C6])/1024" office:value-type="float" office:value="1.1164599609375">
            <text:p>1.1164599609</text:p>
          </table:table-cell>
          <table:table-cell table:number-columns-repeated="2"/>
          <table:table-cell table:formula="of:=[.$I$10]/[.G6]" office:value-type="float" office:value="2.91383812010444">
            <text:p>2.914</text:p>
          </table:table-cell>
          <table:table-cell table:style-name="ce1" table:formula="of:=[.C6]-[.K6]" office:value-type="float" office:value="0.0711618798955618">
            <text:p>0.07</text:p>
          </table:table-cell>
          <table:table-cell table:formula="of:=FLOOR([.$K$10]/FLOOR([.G6]/4;1);1)" office:value-type="float" office:value="3039">
            <text:p>3039</text:p>
          </table:table-cell>
          <table:table-cell table:formula="of:=1000*[.C6]-[.M6]" office:value-type="float" office:value="-53.9999999999995">
            <text:p>-54</text:p>
          </table:table-cell>
          <table:table-cell table:formula="of:=4*FLOOR([.$K$10]/[.G6];1)" office:value-type="float" office:value="3012">
            <text:p>3012</text:p>
          </table:table-cell>
          <table:table-cell table:formula="of:=[.C6]*1000-[.O6]" office:value-type="float" office:value="-26.9999999999995">
            <text:p>-27</text:p>
          </table:table-cell>
          <table:table-cell table:formula="of:=FLOOR([.$J$10]/[.G6];1)" office:value-type="float" office:value="3015">
            <text:p>3015</text:p>
          </table:table-cell>
          <table:table-cell table:formula="of:=[.C6]*1000-[.Q6]" office:value-type="float" office:value="-29.9999999999995">
            <text:p>-30</text:p>
          </table:table-cell>
        </table:table-row>
        <table:table-row table:style-name="ro2">
          <table:table-cell table:number-columns-repeated="7"/>
          <table:table-cell table:style-name="ce1" office:value-type="float" office:value="1.09">
            <text:p>1.09</text:p>
          </table:table-cell>
          <table:table-cell table:number-columns-repeated="10"/>
        </table:table-row>
        <table:table-row table:style-name="ro2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Vcc=1.1*1024/adc</text:p>
          </table:table-cell>
          <table:table-cell table:number-columns-repeated="10"/>
        </table:table-row>
        <table:table-row table:style-name="ro2">
          <table:table-cell table:number-columns-repeated="7"/>
          <table:table-cell office:value-type="string">
            <text:p>SCALE</text:p>
          </table:table-cell>
          <table:table-cell office:value-type="float" office:value="1116">
            <text:p>1116</text:p>
          </table:table-cell>
          <table:table-cell office:value-type="float" office:value="1155000">
            <text:p>1155000</text:p>
          </table:table-cell>
          <table:table-cell table:formula="of:=[.J10]/4" office:value-type="float" office:value="288750">
            <text:p>288750.000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float" office:value="65535">
            <text:p>65535</text:p>
          </table:table-cell>
          <table:table-cell office:value-type="float" office:value="65535">
            <text:p>65535.000</text:p>
          </table:table-cell>
          <table:table-cell table:number-columns-repeated="7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2" table:number-rows-repeated="1048562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temperature" table:style-name="ta1">
        <table:table-column table:style-name="co3" table:number-columns-repeated="2" table:default-cell-style-name="Default"/>
        <table:table-row table:style-name="ro2">
          <table:table-cell office:value-type="string">
            <text:p>Reading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Vref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 office:value-type="string">
            <text:p>Voltage</text:p>
          </table:table-cell>
          <table:table-cell table:formula="of:=([.B2]*[.B1])/256" office:value-type="float" office:value="0.846484375">
            <text:p>0.846484375</text:p>
          </table:table-cell>
        </table:table-row>
        <table:table-row table:style-name="ro2">
          <table:table-cell office:value-type="string">
            <text:p>Temp</text:p>
          </table:table-cell>
          <table:table-cell table:formula="of:=([.B3]-0.5)*100" office:value-type="float" office:value="34.6484375">
            <text:p>34.6484375</text:p>
          </table:table-cell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3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Callow</meta:initial-creator>
    <meta:creation-date>2013-02-06T13:19:32</meta:creation-date>
    <dc:date>2013-02-09T23:39:42</dc:date>
    <dc:creator>Matt Callow</dc:creator>
    <meta:editing-duration>P3DT10H10M54S</meta:editing-duration>
    <meta:editing-cycles>4</meta:editing-cycles>
    <meta:generator>LibreOffice/3.5$Linux_x86 LibreOffice_project/350m1$Build-2</meta:generator>
    <meta:document-statistic meta:table-count="3" meta:cell-count="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91cm" xlink:href=".." xlink:type="simple" chart:class="chart:scatter" chart:style-name="ch1">
        <chart:legend chart:legend-position="end" svg:x="14.05cm" svg:y="4.196cm" style:legend-expansion="high" chart:style-name="ch2"/>
        <chart:plot-area chart:style-name="ch3" table:cell-range-address="voltage.C1:voltage.C6 voltage.G1:voltage.G6" chart:data-source-has-labels="row" svg:x="0.77cm" svg:y="0.851cm" svg:width="12.64cm" svg:height="7.541cm">
          <chartooo:coordinate-region svg:x="1.578cm" svg:y="1.051cm" svg:width="11.592cm" svg:height="6.6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oltage.G2:voltage.G6" chart:label-cell-address="voltage.G1:voltage.G1" chart:class="chart:scatter">
            <chart:domain table:cell-range-address="voltage.C2:voltage.C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</text:p>
                <draw:g>
                  <svg:desc>voltage.G1:voltag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9">
                <text:p>4.99</text:p>
                <draw:g>
                  <svg:desc>voltage.C2:voltage.C6</svg:desc>
                </draw:g>
              </table:table-cell>
              <table:table-cell office:value-type="float" office:value="220">
                <text:p>220</text:p>
                <draw:g>
                  <svg:desc>voltage.G2:voltage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9">
                <text:p>4.4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9">
                <text:p>3.9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9">
                <text:p>3.4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85">
                <text:p>2.985</text:p>
              </table:table-cell>
              <table:table-cell office:value-type="float" office:value="383">
                <text:p>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